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ntransferprotokoll</text:p>
      <text:p text:style-name="P1"/>
      <text:p text:style-name="P1"/>
      <text:p text:style-name="P2">0-20 = Sensoren</text:p>
      <text:p text:style-name="P2">20-40 = Motoren</text:p>
      <text:p text:style-name="P2">40-50 = Sonderbefehle</text:p>
      <text:p text:style-name="P2"/>
      <text:p text:style-name="P2">0 = PML Sensor (Fehlercode 255: Atmega hat keine Verbindung)</text:p>
      <text:p text:style-name="P2">1 = Lichtschranke 1 </text:p>
      <text:p text:style-name="P2">2 = Lichtschranke 2 </text:p>
      <text:p text:style-name="P2">3 = Lichtschranke 3 </text:p>
      <text:p text:style-name="P2">4 = Lichtschranke 4 </text:p>
      <text:p text:style-name="P2">5 = Batteriespannung (Fehlercode 255: Atmega hat keine Verbindung)</text:p>
      <text:p text:style-name="P2"/>
      <text:p text:style-name="P2">20 = Motor PML (201 = Ausgangsposition)</text:p>
      <text:p text:style-name="P2">21 = Motor 1</text:p>
      <text:p text:style-name="P2">22 = Motor 2</text:p>
      <text:p text:style-name="P2">23 = Motor 3</text:p>
      <text:p text:style-name="P2">24 = Motor 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nnart Haller</meta:initial-creator>
    <meta:creation-date>2014-04-18T21:43:19.51</meta:creation-date>
    <dc:date>2014-06-19T17:25:05.41</dc:date>
    <dc:creator>Lennart Haller</dc:creator>
    <meta:editing-duration>PT3H1M41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15" meta:word-count="68" meta:character-count="366"/>
  </office:meta>
</office:document-meta>
</file>